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7bc65" draw:textarea-horizontal-align="justify" draw:textarea-vertical-align="middle" draw:auto-grow-height="false" fo:min-height="1.909cm" fo:min-width="2.421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909cm" fo:min-width="2.421cm"/>
    </style:style>
    <style:style style:name="gr3" style:family="graphic" style:parent-style-name="standard">
      <style:graphic-properties draw:fill-color="#e8a202" draw:textarea-horizontal-align="justify" draw:textarea-vertical-align="middle" draw:auto-grow-height="false" fo:min-height="1.909cm" fo:min-width="2.421cm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02cm" fo:min-width="1.659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659cm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1.02cm" fo:min-width="1.65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1.02cm" fo:min-width="2.548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35cm" svg:stroke-color="#ff4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7bc65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e8a202"/>
      <style:paragraph-properties fo:text-align="center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-color="#ffb66c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77bc65"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729fcf" fo:font-size="10.5pt" style:font-size-asian="10.5pt" style:font-size-complex="10.5pt"/>
    </style:style>
    <style:style style:name="T4" style:family="text">
      <style:text-properties fo:color="#ff972f" fo:font-size="10.5pt" style:font-size-asian="10.5pt" style:font-size-complex="10.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2.159cm" svg:x="13.015cm" svg:y="5.572cm">
          <text:p text:style-name="P1">Cloud A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921cm" svg:height="2.159cm" svg:x="8.239cm" svg:y="12.43cm">
          <text:p text:style-name="P1">Cloud B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921cm" svg:height="2.159cm" svg:x="17.637cm" svg:y="12.43cm">
          <text:p text:style-name="P1">Cloud C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2.159cm" svg:height="1.27cm" svg:x="2.27cm" svg:y="14.843cm">
          <text:p text:style-name="P1">key-A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2.159cm" svg:height="1.27cm" svg:x="23.352cm" svg:y="14.716cm">
          <text:p text:style-name="P1">key-A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2.159cm" svg:height="1.27cm" svg:x="23.352cm" svg:y="16.494cm">
          <text:p text:style-name="P1">key-B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159cm" svg:height="1.27cm" svg:x="2.27cm" svg:y="16.494cm">
          <text:p text:style-name="P1">key-C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2.159cm" svg:height="1.27cm" svg:x="15.097cm" svg:y="2.397cm">
          <text:p text:style-name="P1">key-B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159cm" svg:height="1.27cm" svg:x="17.764cm" svg:y="2.397cm">
          <text:p text:style-name="P1">key-C</text:p>
          <draw:enhanced-geometry svg:viewBox="0 0 21600 21600" draw:type="rectangle" draw:enhanced-path="M 0 0 L 21600 0 21600 21600 0 21600 0 0 Z N"/>
        </draw:custom-shape>
        <draw:custom-shape draw:style-name="gr7" draw:text-style-name="P7" xml:id="id10" draw:id="id10" draw:layer="layout" svg:width="3.048cm" svg:height="1.27cm" svg:x="11.668cm" svg:y="2.397cm">
          <text:p text:style-name="P1"><text:span text:style-name="T1">A-Encrypted</text:span><text:span text:style-name="T2"><text:line-break/></text:span><text:span text:style-name="T2">data-copy-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3.048cm" svg:height="1.27cm" svg:x="1.381cm" svg:y="12.938cm">
          <text:p text:style-name="P1"><text:span text:style-name="T3">B-Encrypted</text:span><text:span text:style-name="T2"><text:line-break/></text:span><text:span text:style-name="T2">data-copy-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3.048cm" svg:height="1.27cm" svg:x="23.352cm" svg:y="12.938cm">
          <text:p text:style-name="P1"><text:span text:style-name="T4">C-Encrypted</text:span><text:span text:style-name="T2"><text:line-break/></text:span><text:span text:style-name="T2">data-copy-3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13.015cm" svg:y1="6.651cm" svg:x2="9.699cm" svg:y2="12.43cm" draw:start-shape="id1" draw:start-glue-point="3" draw:end-shape="id2" draw:end-glue-point="0" svg:d="M13015 6651l-3316 5779" svg:viewBox="0 0 3317 5780">
          <text:p/>
        </draw:connector>
        <draw:connector draw:style-name="gr8" draw:text-style-name="P8" draw:layer="layout" draw:type="line" svg:x1="15.936cm" svg:y1="6.651cm" svg:x2="19.097cm" svg:y2="12.43cm" draw:start-shape="id1" draw:start-glue-point="1" draw:end-shape="id3" draw:end-glue-point="0" svg:d="M15936 6651l3161 5779" svg:viewBox="0 0 3162 5780">
          <text:p/>
        </draw:connector>
        <draw:connector draw:style-name="gr8" draw:text-style-name="P8" draw:layer="layout" draw:type="line" svg:x1="11.16cm" svg:y1="13.509cm" svg:x2="17.637cm" svg:y2="13.509cm" draw:start-shape="id2" draw:start-glue-point="1" draw:end-shape="id3" draw:end-glue-point="3" svg:d="M11160 13509h6477" svg:viewBox="0 0 6478 1">
          <text:p/>
        </draw:connector>
        <draw:connector draw:style-name="gr9" draw:text-style-name="P8" draw:layer="layout" draw:type="line" svg:x1="8.239cm" svg:y1="13.509cm" svg:x2="4.429cm" svg:y2="13.573cm" draw:start-shape="id2" draw:start-glue-point="3" draw:end-shape="id4" draw:end-glue-point="1" svg:d="M8239 13509l-3810 64" svg:viewBox="0 0 3811 65">
          <text:p/>
        </draw:connector>
        <draw:connector draw:style-name="gr10" draw:text-style-name="P8" draw:layer="layout" draw:type="line" svg:x1="8.239cm" svg:y1="13.509cm" svg:x2="4.429cm" svg:y2="15.478cm" draw:start-shape="id2" draw:start-glue-point="3" draw:end-shape="id5" draw:end-glue-point="1" svg:d="M8239 13509l-3810 1969" svg:viewBox="0 0 3811 1970">
          <text:p/>
        </draw:connector>
        <draw:connector draw:style-name="gr10" draw:text-style-name="P8" draw:layer="layout" draw:type="line" svg:x1="8.239cm" svg:y1="13.509cm" svg:x2="4.429cm" svg:y2="17.129cm" draw:start-shape="id2" draw:start-glue-point="3" draw:end-shape="id6" draw:end-glue-point="1" svg:d="M8239 13509l-3810 3620" svg:viewBox="0 0 3811 3621">
          <text:p/>
        </draw:connector>
        <draw:connector draw:style-name="gr9" draw:text-style-name="P8" draw:layer="layout" draw:type="line" svg:x1="20.558cm" svg:y1="13.509cm" svg:x2="23.352cm" svg:y2="13.573cm" draw:start-shape="id3" draw:start-glue-point="1" draw:end-shape="id7" draw:end-glue-point="3" svg:d="M20558 13509l2794 64" svg:viewBox="0 0 2795 65">
          <text:p/>
        </draw:connector>
        <draw:connector draw:style-name="gr10" draw:text-style-name="P8" draw:layer="layout" draw:type="line" svg:x1="20.558cm" svg:y1="13.509cm" svg:x2="23.352cm" svg:y2="15.351cm" draw:start-shape="id3" draw:start-glue-point="1" draw:end-shape="id8" draw:end-glue-point="3" svg:d="M20558 13509l2794 1842" svg:viewBox="0 0 2795 1843">
          <text:p/>
        </draw:connector>
        <draw:connector draw:style-name="gr10" draw:text-style-name="P8" draw:layer="layout" draw:type="line" svg:x1="20.558cm" svg:y1="13.509cm" svg:x2="23.352cm" svg:y2="17.129cm" draw:start-shape="id3" draw:start-glue-point="1" draw:end-shape="id9" draw:end-glue-point="3" svg:d="M20558 13509l2794 3620" svg:viewBox="0 0 2795 3621">
          <text:p/>
        </draw:connector>
        <draw:connector draw:style-name="gr9" draw:text-style-name="P8" draw:layer="layout" draw:type="line" svg:x1="14.475cm" svg:y1="5.572cm" svg:x2="13.192cm" svg:y2="3.667cm" draw:start-shape="id1" draw:start-glue-point="0" draw:end-shape="id10" draw:end-glue-point="2" svg:d="M14475 5572l-1283-1905" svg:viewBox="0 0 1284 1906">
          <text:p/>
        </draw:connector>
        <draw:connector draw:style-name="gr10" draw:text-style-name="P8" draw:layer="layout" draw:type="line" svg:x1="14.475cm" svg:y1="5.572cm" svg:x2="16.176cm" svg:y2="3.667cm" draw:start-shape="id1" draw:start-glue-point="0" draw:end-shape="id11" draw:end-glue-point="2" svg:d="M14475 5572l1701-1905" svg:viewBox="0 0 1702 1906">
          <text:p/>
        </draw:connector>
        <draw:connector draw:style-name="gr10" draw:text-style-name="P8" draw:layer="layout" draw:type="line" svg:x1="14.475cm" svg:y1="5.572cm" svg:x2="18.843cm" svg:y2="3.667cm" draw:start-shape="id1" draw:start-glue-point="0" draw:end-shape="id12" draw:end-glue-point="2" svg:d="M14475 5572l4368-1905" svg:viewBox="0 0 4369 1906">
          <text:p/>
        </draw:connector>
        <draw:custom-shape draw:style-name="gr11" draw:text-style-name="P1" xml:id="id13" draw:id="id13" draw:layer="layout" svg:width="1.778cm" svg:height="1.778cm" svg:x="13.573cm" svg:y="9.636cm">
          <text:p text:style-name="P1"><text:span text:style-name="T5">Ow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5.091cm" svg:y1="11.154cm" svg:x2="17.637cm" svg:y2="13.509cm" draw:start-shape="id13" draw:start-glue-point="9" draw:end-shape="id3" svg:d="M15091 11154l2546 2355" svg:viewBox="0 0 2547 2356">
          <text:p/>
        </draw:connector>
        <draw:connector draw:style-name="gr10" draw:text-style-name="P8" draw:layer="layout" draw:type="line" svg:x1="13.833cm" svg:y1="11.154cm" svg:x2="11.16cm" svg:y2="13.509cm" draw:start-shape="id13" draw:start-glue-point="7" draw:end-shape="id2" draw:end-glue-point="1" svg:d="M13833 11154l-2673 2355" svg:viewBox="0 0 2674 2356">
          <text:p/>
        </draw:connector>
        <draw:connector draw:style-name="gr10" draw:text-style-name="P8" draw:layer="layout" draw:type="line" svg:x1="14.462cm" svg:y1="9.636cm" svg:x2="14.475cm" svg:y2="7.731cm" draw:start-shape="id13" draw:start-glue-point="4" draw:end-shape="id1" draw:end-glue-point="2" svg:d="M14462 9636l13-1905" svg:viewBox="0 0 14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5:39:39.445957642</meta:creation-date>
    <dc:date>2019-06-09T16:04:41.271773561</dc:date>
    <meta:editing-duration>PT14M40S</meta:editing-duration>
    <meta:editing-cycles>2</meta:editing-cycles>
    <meta:generator>LibreOffice/6.1.5.2$Linux_X86_64 LibreOffice_project/10$Build-2</meta:generator>
    <meta:document-statistic meta:object-count="28"/>
  </office:meta>
</office:document-meta>
</file>